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 would like to know more about technology skill so that when i get into the industry <text:s/>i show my best ever that i got from the codehive programme and be the best software developer ever.</text:p>
      <text:p text:style-name="Standard"/>
      <text:p text:style-name="Standard"/>
      <text:p text:style-name="Standard">To learn more about coding skills </text:p>
      <text:p text:style-name="Standard">To be a full stuck software developer both front end and back end developer</text:p>
      <text:p text:style-name="Standard"/>
      <text:p text:style-name="Standard">I would like to support my family in form of paying schools fees for my younger siblings and also help my parents in form of finance so that they can build house and buy some acre of land to continue with there farming skill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09:48:48.706899520</meta:creation-date>
    <dc:date>2024-01-29T11:53:42.707792616</dc:date>
    <meta:editing-duration>PT20M10S</meta:editing-duration>
    <meta:editing-cycles>1</meta:editing-cycles>
    <meta:document-statistic meta:table-count="0" meta:image-count="0" meta:object-count="0" meta:page-count="1" meta:paragraph-count="4" meta:word-count="100" meta:character-count="522" meta:non-whitespace-character-count="423"/>
    <meta:generator>LibreOffice/7.3.7.2$Linux_X86_64 LibreOffice_project/30$Build-2</meta:generator>
  </office:meta>
</office:document-meta>
</file>